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3890" officeooo:paragraph-rsid="001a3890"/>
    </style:style>
    <style:style style:name="P2" style:family="paragraph" style:parent-style-name="Standard">
      <style:paragraph-properties fo:text-align="justify" style:justify-single-word="false"/>
      <style:text-properties officeooo:rsid="001b7249" officeooo:paragraph-rsid="001b7249"/>
    </style:style>
    <style:style style:name="T1" style:family="text">
      <style:text-properties officeooo:rsid="001b72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can start by opening the file and converting the string into their numerical format, as in the previous exercice. Note that here there are additional spaces to remove.</text:p>
      <text:p text:style-name="P1"/>
      <text:p text:style-name="P1">#open the file</text:p>
      <text:p text:style-name="P1">with open('zero_one', 'r') as file:</text:p>
      <text:p text:style-name="P1"><text:s text:c="4"/>input = file.read()</text:p>
      <text:p text:style-name="P1"/>
      <text:p text:style-name="P1">#print(input)</text:p>
      <text:p text:style-name="P1"/>
      <text:p text:style-name="P1">#replace the zeros and ones in the numerical representation</text:p>
      <text:p text:style-name="P1">input = input.replace('ZERO', '0')</text:p>
      <text:p text:style-name="P1">input = input.replace('ONE', '1')</text:p>
      <text:p text:style-name="P1">input = input.replace(' ', '') #remove additional spaces</text:p>
      <text:p text:style-name="P1"/>
      <text:p text:style-name="P1">#remove the additional spaces </text:p>
      <text:p text:style-name="P1">input = input.strip()</text:p>
      <text:p text:style-name="P1"/>
      <text:p text:style-name="P1">Following the steps of exercise two, we conver the string from the binary representation in the ascii.</text:p>
      <text:p text:style-name="P1"/>
      <text:p text:style-name="P1">result=''.join(chr(int(input[i*8:i*8+8],2)) for i in range(len(input)//8))</text:p>
      <text:p text:style-name="P1"/>
      <text:p text:style-name="P1">We can see that there are some odd characters: it is the MORSE code. Look online and build a proper dicitonary (dict structure). <text:span text:style-name="T1">The flag is obtained by converting the morse to the alphabetical representation:</text:span></text:p>
      <text:p text:style-name="P1"/>
      <text:p text:style-name="P1">#convert morse to string</text:p>
      <text:p text:style-name="P1">decoded2 = ''.join(morse2alpha.get(i) for i in decoded.split())</text:p>
      <text:p text:style-name="P1">print(decoded2)</text:p>
      <text:p text:style-name="P1"/>
      <text:p text:style-name="P2">The flag is reached:</text:p>
      <text:p text:style-name="P1"><text:tab/>ALEXCTFTH15O1SO5UP3RO5ECR3TOTX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8:12:43.935696068</meta:creation-date>
    <dc:date>2020-09-03T18:58:17.990631991</dc:date>
    <meta:editing-duration>PT8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47" meta:character-count="1027" meta:non-whitespace-character-count="893"/>
  </office:meta>
</office:document-meta>
</file>